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gradient-name="Gradient_20_7" draw:textarea-horizontal-align="justify" draw:textarea-vertical-align="middle" draw:auto-grow-height="false" fo:min-height="1.25cm" fo:min-width="1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2.5cm"/>
      <style:paragraph-properties style:writing-mode="lr-tb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cm" fo:min-width="2.5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top" draw:auto-grow-height="false" fo:min-height="2.75cm" fo:min-width="12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1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2.25cm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1cm" fo:min-width="2.25cm"/>
      <style:paragraph-properties style:writing-mode="lr-tb"/>
    </style:style>
    <style:style style:name="gr8" style:family="graphic" style:parent-style-name="standard">
      <style:graphic-properties draw:fill-gradient-name="Gradient_20_3" draw:textarea-horizontal-align="justify" draw:textarea-vertical-align="middle" draw:auto-grow-height="false" fo:min-height="0.626cm" fo:min-width="0cm"/>
      <style:paragraph-properties style:writing-mode="lr-tb"/>
    </style:style>
    <style:style style:name="gr9" style:family="graphic" style:parent-style-name="standard">
      <style:graphic-properties draw:fill-gradient-name="Gradient_20_3" draw:textarea-horizontal-align="justify" draw:textarea-vertical-align="middle" draw:auto-grow-height="false" fo:min-height="0.625cm" fo:min-width="0cm"/>
      <style:paragraph-properties style:writing-mode="lr-tb"/>
    </style:style>
    <style:style style:name="gr10" style:family="graphic" style:parent-style-name="standard">
      <style:graphic-properties draw:fill-gradient-name="Gradient_20_5" draw:textarea-horizontal-align="justify" draw:textarea-vertical-align="middle" draw:auto-grow-height="false" fo:min-height="0.552cm" fo:min-width="0cm"/>
      <style:paragraph-properties style:writing-mode="lr-tb"/>
    </style:style>
    <style:style style:name="gr11" style:family="graphic" style:parent-style-name="standard">
      <style:graphic-properties svg:stroke-color="#000000" draw:textarea-horizontal-align="justify" draw:textarea-vertical-align="top" draw:auto-grow-height="false" fo:min-height="2.75cm" fo:min-width="8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7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12cm"/>
      <style:paragraph-properties style:writing-mode="lr-tb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1cm" fo:min-width="3.75cm"/>
      <style:paragraph-properties style:writing-mode="lr-tb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cm" fo:min-width="3.2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gradient-name="Gradient_20_7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gradient-name="Gradient_20_3"/>
      <style:paragraph-properties fo:text-align="center" style:writing-mode="lr-tb"/>
    </style:style>
    <style:style style:name="P5" style:family="paragraph">
      <loext:graphic-properties draw:fill-gradient-name="Gradient_20_5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25cm" svg:height="1.5cm" svg:x="8cm" svg:y="4.75cm">
          <text:p text:style-name="P1">Framebuff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.25cm" svg:x="3cm" svg:y="18cm">
          <text:p text:style-name="P1">SysTick</text:p>
          <text:p text:style-name="P1">Prio 99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.25cm" svg:x="3cm" svg:y="15.75cm">
          <text:p text:style-name="P1">RTIC OS</text:p>
          <text:p text:style-name="P1">Prio 99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cm" svg:height="3cm" svg:x="3cm" svg:y="10cm"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cm" svg:height="1cm" svg:x="3.5cm" svg:y="11cm">
          <text:p text:style-name="P1">CoreMod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.25cm" svg:x="10cm" svg:y="18cm">
          <text:p text:style-name="P1">task_keyboard</text:p>
          <text:p text:style-name="P1">Prio 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75cm" svg:height="1.25cm" svg:x="7cm" svg:y="18cm">
          <text:p text:style-name="P1">isr_can_rx</text:p>
          <text:p text:style-name="P1">Prio 9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5cm" svg:height="1.25cm" svg:x="13.25cm" svg:y="18cm">
          <text:p text:style-name="P1">task_ambient_light</text:p>
          <text:p text:style-name="P1">Prio y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99cm" svg:height="1cm" svg:x="11.001cm" svg:y="17cm">
          <text:p text:style-name="P1">Q_KEY_EVENTS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0.999cm" svg:height="0.999cm" svg:x="14.001cm" svg:y="17.001cm">
          <text:p text:style-name="P1">Q_Y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999cm" svg:height="1cm" svg:x="8cm" svg:y="17cm">
          <text:p text:style-name="P1">Q_RX_FRAMES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1cm" svg:height="1cm" svg:x="4cm" svg:y="17cm">
          <text:p text:style-name="P1">RTIC_internal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13cm" svg:height="3cm" svg:x="3cm" svg:y="6cm">
          <text:p text:style-name="P3">DevView, Prio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9cm" svg:height="3cm" svg:x="7cm" svg:y="14cm">
          <text:p text:style-name="P3">DevController, Prio 5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cm" svg:height="1cm" svg:x="7.5cm" svg:y="15cm">
          <text:p text:style-name="P1">CoreController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cm" svg:height="1cm" svg:x="11cm" svg:y="13cm">
          <text:p text:style-name="P1">shared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12.5cm" svg:height="1cm" svg:x="3.25cm" svg:y="7cm">
          <text:p text:style-name="P1">CoreView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cm" svg:height="1cm" svg:x="9cm" svg:y="9cm">
          <text:p text:style-name="P1">shared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4.25cm" svg:height="1.25cm" svg:x="11.75cm" svg:y="3.75cm">
          <text:p text:style-name="P1">isr_can_tx, Prio 8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99cm" svg:height="1cm" svg:x="13.251cm" svg:y="5cm">
          <text:p text:style-name="P1">Q_RX_FRAMES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3.75cm" svg:height="1.25cm" svg:x="7.25cm" svg:y="3.75cm">
          <text:p text:style-name="P1">task_lcd_copy Prio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cm" svg:height="1.25cm" svg:x="3cm" svg:y="14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1cm" svg:x="6cm" svg:y="14cm">
          <text:p text:style-name="P1">Q_FD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3.75cm" svg:height="1.25cm" svg:x="3cm" svg:y="3.75cm">
          <text:p text:style-name="P1">lcd_bright, PWM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999cm" svg:height="0.999cm" svg:x="4.251cm" svg:y="5cm">
          <text:p text:style-name="P1">Q_XXX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dee6ef" draw:end-color="#729fcf" draw:start-intensity="100%" draw:end-intensity="100%" draw:angle="0deg" draw:border="0%"/>
    <draw:gradient draw:name="Gradient_20_3" draw:display-name="Gradient 3" draw:style="linear" draw:start-color="#fff5ce" draw:end-color="#ffd428" draw:start-intensity="100%" draw:end-intensity="100%" draw:angle="0deg" draw:border="0%"/>
    <draw:gradient draw:name="Gradient_20_5" draw:display-name="Gradient 5" draw:style="linear" draw:start-color="#ffdbb6" draw:end-color="#ff972f" draw:start-intensity="100%" draw:end-intensity="100%" draw:angle="0deg" draw:border="0%"/>
    <draw:gradient draw:name="Gradient_20_7" draw:display-name="Gradient 7" draw:style="linear" draw:start-color="#dee7e5" draw:end-color="#81aca6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gradient" draw:fill-color="#729fcf" draw:fill-gradient-name="Gradient_20_1" draw:gradient-step-count="64" draw:textarea-horizontal-align="justify" draw:auto-grow-height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6T13:38:02.586000000</meta:creation-date>
    <dc:date>2023-08-03T08:04:39.855085186</dc:date>
    <meta:editing-duration>PT15H11M5S</meta:editing-duration>
    <meta:editing-cycles>8</meta:editing-cycles>
    <meta:generator>LibreOffice/7.3.7.2$Linux_X86_64 LibreOffice_project/30$Build-2</meta:generator>
    <meta:document-statistic meta:object-count="25"/>
  </office:meta>
</office:document-meta>
</file>